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number-columns-repeated="21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number-columns-repeated="21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3">06/13/2022</text:date>, <text:time>11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Seitz</meta:initial-creator>
    <meta:creation-date>2022-06-09T16:29:24</meta:creation-date>
    <dc:date>2022-06-13T11:57:54</dc:date>
    <dc:creator>Aaron Seitz</dc:creator>
    <meta:editing-duration>PT1H16M24S</meta:editing-duration>
    <meta:editing-cycles>2</meta:editing-cycles>
    <meta:generator>OpenOffice/4.0.1$Unix OpenOffice.org_project/401m5$Build-9714</meta:generator>
    <meta:document-statistic meta:table-count="3" meta:cell-count="146" meta:object-count="0"/>
  </office:meta>
</office:document-meta>
</file>